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91b0" officeooo:paragraph-rsid="000291b0"/>
    </style:style>
    <style:style style:name="P2" style:family="paragraph" style:parent-style-name="Standard">
      <style:text-properties style:font-name="Arial" officeooo:rsid="000291b0" officeooo:paragraph-rsid="0006cc72"/>
    </style:style>
    <style:style style:name="P3" style:family="paragraph" style:parent-style-name="Standard">
      <style:text-properties style:font-name="Arial" officeooo:rsid="000291b0" officeooo:paragraph-rsid="0008b10b"/>
    </style:style>
    <style:style style:name="P4" style:family="paragraph" style:parent-style-name="Standard">
      <style:text-properties style:font-name="Arial" officeooo:rsid="000291b0" officeooo:paragraph-rsid="0009c1a1"/>
    </style:style>
    <style:style style:name="P5" style:family="paragraph" style:parent-style-name="Standard">
      <style:text-properties style:font-name="Arial" officeooo:rsid="000291b0" officeooo:paragraph-rsid="0009fb9c"/>
    </style:style>
    <style:style style:name="P6" style:family="paragraph" style:parent-style-name="Standard">
      <style:text-properties style:font-name="Arial" officeooo:rsid="000291b0" officeooo:paragraph-rsid="000bba82"/>
    </style:style>
    <style:style style:name="P7" style:family="paragraph" style:parent-style-name="Standard">
      <style:text-properties style:font-name="Arial" officeooo:rsid="000291b0" officeooo:paragraph-rsid="000d0ccc"/>
    </style:style>
    <style:style style:name="P8" style:family="paragraph" style:parent-style-name="Standard">
      <style:text-properties style:font-name="Arial" officeooo:rsid="000291b0" officeooo:paragraph-rsid="000ea88a"/>
    </style:style>
    <style:style style:name="P9" style:family="paragraph" style:parent-style-name="Standard">
      <style:text-properties style:font-name="Arial" officeooo:rsid="000291b0" officeooo:paragraph-rsid="0010449d"/>
    </style:style>
    <style:style style:name="P10" style:family="paragraph" style:parent-style-name="Standard">
      <style:text-properties style:font-name="Arial" officeooo:rsid="000291b0" officeooo:paragraph-rsid="00128743"/>
    </style:style>
    <style:style style:name="P11" style:family="paragraph" style:parent-style-name="Standard">
      <style:text-properties style:font-name="Arial" officeooo:rsid="000291b0" officeooo:paragraph-rsid="0015d9f7"/>
    </style:style>
    <style:style style:name="P12" style:family="paragraph" style:parent-style-name="Standard">
      <style:text-properties style:font-name="Arial" officeooo:rsid="000291b0" officeooo:paragraph-rsid="0017c86c"/>
    </style:style>
    <style:style style:name="P13" style:family="paragraph" style:parent-style-name="Standard">
      <style:text-properties style:font-name="Arial" officeooo:rsid="000291b0" officeooo:paragraph-rsid="0017dc20"/>
    </style:style>
    <style:style style:name="P14" style:family="paragraph" style:parent-style-name="Standard">
      <style:text-properties style:font-name="Arial" officeooo:rsid="000291b0" officeooo:paragraph-rsid="001971b6"/>
    </style:style>
    <style:style style:name="P15" style:family="paragraph" style:parent-style-name="Standard">
      <style:text-properties style:font-name="Arial" officeooo:rsid="000291b0" officeooo:paragraph-rsid="001b69b3"/>
    </style:style>
    <style:style style:name="P16" style:family="paragraph" style:parent-style-name="Standard">
      <style:text-properties style:font-name="Arial" officeooo:rsid="000291b0" officeooo:paragraph-rsid="001b8916"/>
    </style:style>
    <style:style style:name="P17" style:family="paragraph" style:parent-style-name="Standard">
      <style:text-properties style:font-name="Arial" fo:font-weight="bold" officeooo:rsid="000291b0" officeooo:paragraph-rsid="0006cc72" style:font-weight-asian="bold" style:font-weight-complex="bold"/>
    </style:style>
    <style:style style:name="P18" style:family="paragraph" style:parent-style-name="Standard">
      <style:text-properties style:font-name="Arial" fo:font-weight="bold" officeooo:rsid="000291b0" officeooo:paragraph-rsid="000291b0" style:font-weight-asian="bold" style:font-weight-complex="bold"/>
    </style:style>
    <style:style style:name="P19" style:family="paragraph" style:parent-style-name="Standard">
      <style:text-properties style:font-name="Arial" fo:font-weight="bold" officeooo:rsid="000291b0" officeooo:paragraph-rsid="0009fb9c" style:font-weight-asian="bold" style:font-weight-complex="bold"/>
    </style:style>
    <style:style style:name="P20" style:family="paragraph" style:parent-style-name="Standard">
      <style:text-properties style:font-name="Arial" fo:font-weight="bold" officeooo:rsid="000291b0" officeooo:paragraph-rsid="000bba82" style:font-weight-asian="bold" style:font-weight-complex="bold"/>
    </style:style>
    <style:style style:name="P21" style:family="paragraph" style:parent-style-name="Standard">
      <style:text-properties style:font-name="Arial" fo:font-weight="bold" officeooo:rsid="000291b0" officeooo:paragraph-rsid="000ea88a" style:font-weight-asian="bold" style:font-weight-complex="bold"/>
    </style:style>
    <style:style style:name="P22" style:family="paragraph" style:parent-style-name="Standard">
      <style:text-properties style:font-name="Arial" fo:font-weight="bold" officeooo:rsid="000291b0" officeooo:paragraph-rsid="0017c86c" style:font-weight-asian="bold" style:font-weight-complex="bold"/>
    </style:style>
    <style:style style:name="P23" style:family="paragraph" style:parent-style-name="Standard">
      <style:text-properties style:font-name="Arial" fo:font-weight="bold" officeooo:rsid="000291b0" officeooo:paragraph-rsid="001a565f" style:font-weight-asian="bold" style:font-weight-complex="bold"/>
    </style:style>
    <style:style style:name="P24" style:family="paragraph" style:parent-style-name="Standard">
      <style:text-properties style:font-name="Arial" fo:font-weight="bold" officeooo:rsid="0009c1a1" officeooo:paragraph-rsid="0009c1a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3pt" fo:font-weight="bold" officeooo:rsid="0003aa1c" officeooo:paragraph-rsid="0003aa1c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Arial" officeooo:rsid="0003fb98" officeooo:paragraph-rsid="0006cc72"/>
    </style:style>
    <style:style style:name="P27" style:family="paragraph" style:parent-style-name="Standard">
      <style:text-properties fo:color="#007826" style:font-name="Arial" officeooo:rsid="000291b0" officeooo:paragraph-rsid="000291b0"/>
    </style:style>
    <style:style style:name="P28" style:family="paragraph" style:parent-style-name="Standard">
      <style:text-properties fo:color="#0000ff" style:font-name="Arial" officeooo:rsid="0006cc72" officeooo:paragraph-rsid="0006cc72"/>
    </style:style>
    <style:style style:name="P29" style:family="paragraph" style:parent-style-name="Standard">
      <style:text-properties fo:color="#0000ff" style:font-name="Arial" officeooo:rsid="000291b0" officeooo:paragraph-rsid="0009c1a1"/>
    </style:style>
    <style:style style:name="P30" style:family="paragraph" style:parent-style-name="Standard">
      <style:text-properties fo:color="#0000ff" style:font-name="Arial" officeooo:rsid="000291b0" officeooo:paragraph-rsid="0009fb9c"/>
    </style:style>
    <style:style style:name="P31" style:family="paragraph" style:parent-style-name="Standard">
      <style:text-properties fo:color="#0000ff" style:font-name="Arial" officeooo:rsid="000291b0" officeooo:paragraph-rsid="000bba82"/>
    </style:style>
    <style:style style:name="P32" style:family="paragraph" style:parent-style-name="Standard">
      <style:text-properties fo:color="#0000ff" style:font-name="Arial" officeooo:rsid="000291b0" officeooo:paragraph-rsid="000d0ccc"/>
    </style:style>
    <style:style style:name="P33" style:family="paragraph" style:parent-style-name="Standard">
      <style:paragraph-properties>
        <style:tab-stops>
          <style:tab-stop style:position="2.896cm"/>
        </style:tab-stops>
      </style:paragraph-properties>
      <style:text-properties fo:color="#0000ff" style:font-name="Arial" officeooo:rsid="000291b0" officeooo:paragraph-rsid="000d0ccc"/>
    </style:style>
    <style:style style:name="P34" style:family="paragraph" style:parent-style-name="Standard">
      <style:paragraph-properties>
        <style:tab-stops>
          <style:tab-stop style:position="2.946cm"/>
        </style:tab-stops>
      </style:paragraph-properties>
      <style:text-properties fo:color="#0000ff" style:font-name="Arial" officeooo:rsid="000291b0" officeooo:paragraph-rsid="000d0ccc"/>
    </style:style>
    <style:style style:name="P35" style:family="paragraph" style:parent-style-name="Standard">
      <style:paragraph-properties>
        <style:tab-stops>
          <style:tab-stop style:position="2.921cm"/>
        </style:tab-stops>
      </style:paragraph-properties>
      <style:text-properties fo:color="#0000ff" style:font-name="Arial" officeooo:rsid="000291b0" officeooo:paragraph-rsid="000d0ccc"/>
    </style:style>
    <style:style style:name="P36" style:family="paragraph" style:parent-style-name="Standard">
      <style:text-properties fo:color="#0000ff" style:font-name="Arial" officeooo:rsid="000291b0" officeooo:paragraph-rsid="000291b0"/>
    </style:style>
    <style:style style:name="P37" style:family="paragraph" style:parent-style-name="Standard">
      <style:text-properties fo:color="#0000ff" style:font-name="Arial" officeooo:rsid="000291b0" officeooo:paragraph-rsid="0015d9f7"/>
    </style:style>
    <style:style style:name="P38" style:family="paragraph" style:parent-style-name="Standard">
      <style:text-properties fo:color="#0000ff" style:font-name="Arial" officeooo:rsid="000291b0" officeooo:paragraph-rsid="0016f1a9"/>
    </style:style>
    <style:style style:name="P39" style:family="paragraph" style:parent-style-name="Standard">
      <style:text-properties fo:color="#0000ff" style:font-name="Arial" officeooo:rsid="000291b0" officeooo:paragraph-rsid="0017c86c"/>
    </style:style>
    <style:style style:name="P40" style:family="paragraph" style:parent-style-name="Standard">
      <style:text-properties fo:color="#0000ff" style:font-name="Arial" officeooo:rsid="000291b0" officeooo:paragraph-rsid="001b69b3"/>
    </style:style>
    <style:style style:name="P41" style:family="paragraph" style:parent-style-name="Standard">
      <style:text-properties fo:color="#000000" style:font-name="Arial" officeooo:rsid="000291b0" officeooo:paragraph-rsid="000ea88a"/>
    </style:style>
    <style:style style:name="P42" style:family="paragraph" style:parent-style-name="Standard">
      <style:text-properties fo:color="#000000" style:font-name="Arial" fo:font-weight="normal" officeooo:rsid="001c1e4f" officeooo:paragraph-rsid="001c1e4f" style:font-weight-asian="normal" style:font-weight-complex="normal"/>
    </style:style>
    <style:style style:name="P43" style:family="paragraph" style:parent-style-name="Standard">
      <style:text-properties style:font-name="Arial" fo:font-weight="bold" officeooo:rsid="000291b0" officeooo:paragraph-rsid="000291b0" style:font-weight-asian="bold" style:font-weight-complex="bold"/>
    </style:style>
    <style:style style:name="P44" style:family="paragraph" style:parent-style-name="Standard">
      <style:text-properties style:font-name="Arial" officeooo:rsid="000291b0" officeooo:paragraph-rsid="0017c86c"/>
    </style:style>
    <style:style style:name="T1" style:family="text">
      <style:text-properties officeooo:rsid="0003aa1c"/>
    </style:style>
    <style:style style:name="T2" style:family="text">
      <style:text-properties officeooo:rsid="0003fb9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cc72" style:font-weight-asian="bold" style:font-weight-complex="bold"/>
    </style:style>
    <style:style style:name="T5" style:family="text">
      <style:text-properties officeooo:rsid="0006cc72"/>
    </style:style>
    <style:style style:name="T6" style:family="text">
      <style:text-properties officeooo:rsid="0009fb9c"/>
    </style:style>
    <style:style style:name="T7" style:family="text">
      <style:text-properties officeooo:rsid="000bba82"/>
    </style:style>
    <style:style style:name="T8" style:family="text">
      <style:text-properties officeooo:rsid="000ea88a"/>
    </style:style>
    <style:style style:name="T9" style:family="text">
      <style:text-properties officeooo:rsid="0010449d"/>
    </style:style>
    <style:style style:name="T10" style:family="text">
      <style:text-properties officeooo:rsid="0011b4f2"/>
    </style:style>
    <style:style style:name="T11" style:family="text">
      <style:text-properties officeooo:rsid="00132c5f"/>
    </style:style>
    <style:style style:name="T12" style:family="text">
      <style:text-properties officeooo:rsid="0017c86c"/>
    </style:style>
    <style:style style:name="T13" style:family="text">
      <style:text-properties officeooo:rsid="001a565f"/>
    </style:style>
    <style:style style:name="T14" style:family="text">
      <style:text-properties officeooo:rsid="001b69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ampos necessários para gerar o Sintegra e o Sped (Fiscal e Contribuições)</text:p>
      <text:p text:style-name="P1"/>
      <text:p text:style-name="P1"><text:span text:style-name="T1">Listado c</text:span>ampos <text:span text:style-name="T1">que não estão no</text:span> CompuFácil <text:span text:style-name="T1">(23/10/2015)</text:span>.</text:p>
      <text:p text:style-name="P1"/>
      <text:p text:style-name="P26">Preto – Campos <text:span text:style-name="T5">obrigatórios</text:span></text:p>
      <text:p text:style-name="P26"/>
      <text:p text:style-name="P28">Azul – campos <text:span text:style-name="T2">que fazem parte de registros não obrigatórios em todos os casos ou que tem alguma forma de enviar valor padrão (embora não atende 100% requisitos)</text:span></text:p>
      <text:p text:style-name="P27"/>
      <text:p text:style-name="P18"/>
      <text:p text:style-name="P18">Dados do Emitente</text:p>
      <text:p text:style-name="P1"/>
      <text:p text:style-name="P1">* Inscrição Estadual</text:p>
      <text:p text:style-name="P31">* Inscrição Municipal</text:p>
      <text:p text:style-name="P6">* Código do município (Conforme tabela do IBGE)</text:p>
      <text:p text:style-name="P6"/>
      <text:p text:style-name="P20">Dados do Contador</text:p>
      <text:p text:style-name="P6"/>
      <text:p text:style-name="P6">* Nome do Contabilista</text:p>
      <text:p text:style-name="P6">* CPF/<text:span text:style-name="T7">CNPJ</text:span></text:p>
      <text:p text:style-name="P6">* Número de inscrição do contabilista no Conselho Regional de Contabilidade</text:p>
      <text:p text:style-name="P6">* CEP</text:p>
      <text:p text:style-name="P6">* Logradouro e endereço do imóvel</text:p>
      <text:p text:style-name="P6">* Número do imóvel</text:p>
      <text:p text:style-name="P6">* Dados complementares do endereço</text:p>
      <text:p text:style-name="P6">* Bairro em que o imóvel está situado</text:p>
      <text:p text:style-name="P6">* Número do telefone (DDD+FONE)</text:p>
      <text:p text:style-name="P6">* E-mail</text:p>
      <text:p text:style-name="P6">* Código do <text:span text:style-name="T7">município</text:span></text:p>
      <text:p text:style-name="P6"/>
      <text:p text:style-name="P24">Dados do Produto</text:p>
      <text:p text:style-name="P4"/>
      <text:p text:style-name="P29">* Alíquota do IPI</text:p>
      <text:p text:style-name="P4">* Alíquota do ICMS</text:p>
      <text:p text:style-name="P7">* Código do item</text:p>
      <text:p text:style-name="P32">* Tipo do item (00 - Mercadoria para Revenda</text:p>
      <text:p text:style-name="P33"><text:tab/>01 - Matéria prima</text:p>
      <text:p text:style-name="P34"><text:tab/>02 - Embalagem</text:p>
      <text:p text:style-name="P35"><text:tab/>03 - Produto em processo</text:p>
      <text:p text:style-name="P35"><text:tab/>04 - Produto Acabado</text:p>
      <text:p text:style-name="P35"><text:tab/>05 - Subproduto</text:p>
      <text:p text:style-name="P35"><text:tab/>06 - Produto intermediário</text:p>
      <text:p text:style-name="P35"><text:tab/>07 - Material de Uso e Consumo</text:p>
      <text:p text:style-name="P35"><text:tab/>08 - Ativo Imobilizado</text:p>
      <text:p text:style-name="P35"><text:tab/>09 - Serviços<text:tab/></text:p>
      <text:p text:style-name="P35"><text:tab/>10 - Outros insumos</text:p>
      <text:p text:style-name="P35"><text:tab/>99 - Outras)</text:p>
      <text:p text:style-name="P7">* NCM (Nomenclatura Comum do Mercosul)<text:tab/><text:tab/><text:tab/><text:tab/></text:p>
      <text:p text:style-name="P32">* EX IPI (Código de exceção, conforme tabela TIPI)</text:p>
      <text:p text:style-name="P32">* Código do gênero, conforme Tabela 4.2.1</text:p>
      <text:p text:style-name="P32">* Código LST (conforme lista do Anexo I da Lei Complementar Federal nº 116/03)</text:p>
      <text:p text:style-name="P32">* Descrição anterior do item</text:p>
      <text:p text:style-name="P32">* Data inicial de utilização da descrição do item</text:p>
      <text:p text:style-name="P32"><text:soft-page-break/>* Data final de utilização da descrição do item</text:p>
      <text:p text:style-name="P32">* Código anterior do item em relação a última informação apresentada</text:p>
      <text:p text:style-name="P7"/>
      <text:p text:style-name="P19"><text:span text:style-name="T6">Dados dos </text:span>Clientes / Fornecedores</text:p>
      <text:p text:style-name="P5"/>
      <text:p text:style-name="P5">* Código de identificação</text:p>
      <text:p text:style-name="P5">* Código do Município</text:p>
      <text:p text:style-name="P5">* Código do país</text:p>
      <text:p text:style-name="P30">* Data da Alteração</text:p>
      <text:p text:style-name="P30">* Número do campo alterado</text:p>
      <text:p text:style-name="P30">* Conteúdo anterior do campo</text:p>
      <text:p text:style-name="P30"/>
      <text:p text:style-name="P21"><text:span text:style-name="T8">Dados da </text:span>Natureza de operação</text:p>
      <text:p text:style-name="P8"/>
      <text:p text:style-name="P8">* Código da natureza de operação</text:p>
      <text:p text:style-name="P41">* Descrição da natureza de operação</text:p>
      <text:p text:style-name="P41">* <text:span text:style-name="T8">CFOP</text:span></text:p>
      <text:p text:style-name="P1"/>
      <text:p text:style-name="P17">Notas Fiscais de Entrada e Saída</text:p>
      <text:p text:style-name="P1"/>
      <text:p text:style-name="P1">* <text:span text:style-name="T5">Código do </text:span>Cliente/Fornecedor</text:p>
      <text:p text:style-name="P9">* Data da emissão</text:p>
      <text:p text:style-name="P9">* Data de entrada/<text:span text:style-name="T9">saída</text:span></text:p>
      <text:p text:style-name="P1">* Modelo (letras e número. Ex: 55, 1B)</text:p>
      <text:p text:style-name="P1">* Série (letras e número. Ex: 01, U)</text:p>
      <text:p text:style-name="P1">* Número <text:span text:style-name="T5">da Nota</text:span></text:p>
      <text:p text:style-name="P9">* Indicador de emitente (Próprio = 0 Terceiros = 1)</text:p>
      <text:p text:style-name="P9">* Tipo de Operação (Entrada = 0 Saída = 1)</text:p>
      <text:p text:style-name="P9">* Status da nota (conforme a Tabela 4.1.2)</text:p>
      <text:p text:style-name="P9">* Chave da Nfe</text:p>
      <text:p text:style-name="P9">* Indicador do tipo de pagamento (0- À vista 1- A prazo 2– Outros)</text:p>
      <text:p text:style-name="P9">* Indicador do tipo de frete (0- Por conta do emitente</text:p>
      <text:p text:style-name="P9"><text:tab/><text:tab/><text:tab/><text:tab/> <text:s/>1- Por conta do destinatário/remetente</text:p>
      <text:p text:style-name="P9"><text:tab/><text:tab/><text:tab/><text:tab/> <text:s/>2- Por conta de terceiros </text:p>
      <text:p text:style-name="P9"><text:tab/><text:tab/><text:tab/><text:tab/> <text:s/>9- Sem cobrança de frete)</text:p>
      <text:p text:style-name="P9">* <text:span text:style-name="T9">I</text:span>nformação compleme<text:span text:style-name="T9">n</text:span>tar <text:span text:style-name="T9">(texto livre)</text:span></text:p>
      <text:p text:style-name="P9"/>
      <text:p text:style-name="P1"><text:span text:style-name="T3">Itens da Nota</text:span><text:span text:style-name="T4">s</text:span><text:span text:style-name="T3"> Fisca</text:span><text:span text:style-name="T4">is</text:span></text:p>
      <text:p text:style-name="P1"/>
      <text:p text:style-name="P10">* Código do produto ou serviço</text:p>
      <text:p text:style-name="P1">* CST (Código da Substituição Tributária)</text:p>
      <text:p text:style-name="P2">* CFOP</text:p>
      <text:p text:style-name="P11">* Código da natureza de operação</text:p>
      <text:p text:style-name="P1">* Quantidade do produto ou serviço</text:p>
      <text:p text:style-name="P11">* Unidade do item</text:p>
      <text:p text:style-name="P1">* Valor unitário</text:p>
      <text:p text:style-name="P1">* Valor do desconto</text:p>
      <text:p text:style-name="P3">* <text:span text:style-name="T11">Valor da b</text:span>ase de <text:span text:style-name="T11">c</text:span>álculo do ICMS</text:p>
      <text:p text:style-name="P1">* Alíquota do ICMS</text:p>
      <text:p text:style-name="P3">* Valor de ICMS</text:p>
      <text:p text:style-name="P1">* <text:span text:style-name="T11">Valor da b</text:span>ase de <text:span text:style-name="T11">c</text:span>álculo do ICMS ST</text:p>
      <text:p text:style-name="P3">* Valor do ICMS ST (Substituição Tributária)</text:p>
      <text:p text:style-name="P37">* CST IPI</text:p>
      <text:p text:style-name="P37"><text:soft-page-break/>* Valor da base de cálculo do IPI</text:p>
      <text:p text:style-name="P37">* Alíquota do IPI</text:p>
      <text:p text:style-name="P36">* Valor do IPI</text:p>
      <text:p text:style-name="P2">* <text:span text:style-name="T10">Valor do </text:span>Frete</text:p>
      <text:p text:style-name="P2">* <text:span text:style-name="T10">Valor do </text:span>Seguro</text:p>
      <text:p text:style-name="P2">* <text:span text:style-name="T10">Valor de </text:span>Outras despesas</text:p>
      <text:p text:style-name="P38">* CST PIS</text:p>
      <text:p text:style-name="P38">* Valor da base de cálculo do PIS</text:p>
      <text:p text:style-name="P38">* Alíquota do PIS</text:p>
      <text:p text:style-name="P38">* Valor do PIS</text:p>
      <text:p text:style-name="P38">* CST Cofins,</text:p>
      <text:p text:style-name="P38">* Valor da base de cálculo da COFINS</text:p>
      <text:p text:style-name="P38">* Valor da COFINS</text:p>
      <text:p text:style-name="P37">* Valor da base de cálculo do ISSQN</text:p>
      <text:p text:style-name="P37">* Alíquota do ISSQN</text:p>
      <text:p text:style-name="P37">* Valor do ISSQN</text:p>
      <text:p text:style-name="P11"/>
      <text:p text:style-name="P12"/>
      <text:p text:style-name="P18">Cupom Fiscal Eletrônico – SAT </text:p>
      <text:p text:style-name="P1"/>
      <text:p text:style-name="P1">* Situação do documento (00 - Emitido <text:s/>02 - Cancelado)</text:p>
      <text:p text:style-name="P1">* Número do Cupom Fiscal Eletrônico</text:p>
      <text:p text:style-name="P1">* Data da emissão</text:p>
      <text:p text:style-name="P1">* CNPJ ou CPF do destinatário</text:p>
      <text:p text:style-name="P1">* Número de série do equipamento SAT</text:p>
      <text:p text:style-name="P1">* Chave do Cupom Fiscal Eletrônico</text:p>
      <text:p text:style-name="P1"/>
      <text:p text:style-name="P23"><text:span text:style-name="T13">Itens do </text:span>Cupom Fiscal Eletrônico – SAT </text:p>
      <text:p text:style-name="P23"/>
      <text:p text:style-name="P1">* CST</text:p>
      <text:p text:style-name="P1">* CFOP</text:p>
      <text:p text:style-name="P1">* Alíquota do ICMS</text:p>
      <text:p text:style-name="P1">* Valor <text:span text:style-name="T14">do Item</text:span></text:p>
      <text:p text:style-name="P15">* Valor de descontos</text:p>
      <text:p text:style-name="P1">* Valor da base de cálculo</text:p>
      <text:p text:style-name="P1">* Valor do ICMS</text:p>
      <text:p text:style-name="P16">* Valor de outras despesas acessórias e acréscimos</text:p>
      <text:p text:style-name="P40">* Valor total do PIS</text:p>
      <text:p text:style-name="P40">* Valor total da COFINS</text:p>
      <text:p text:style-name="P40"/>
      <text:p text:style-name="P40"/>
      <text:p text:style-name="P40"/>
      <text:p text:style-name="P42">Obs: As tabelas citadas se encontram no manual do Sped Fiscal ou no site <text:a xlink:type="simple" xlink:href="http://www1.receita.fazenda.gov.br/" text:style-name="Internet_20_link" text:visited-style-name="Visited_20_Internet_20_Link">http://www1.receita.fazenda.gov.br/</text:a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5:44:10.833000000</meta:creation-date>
    <dc:date>2015-10-23T17:39:29.180000000</dc:date>
    <meta:editing-duration>PT1H8M5S</meta:editing-duration>
    <meta:editing-cycles>29</meta:editing-cycles>
    <meta:generator>LibreOffice/4.3.4.1$Windows_x86 LibreOffice_project/bc356b2f991740509f321d70e4512a6a54c5f243</meta:generator>
    <meta:document-statistic meta:table-count="0" meta:image-count="0" meta:object-count="0" meta:page-count="3" meta:paragraph-count="122" meta:word-count="689" meta:character-count="3635" meta:non-whitespace-character-count="3026"/>
  </office:meta>
</office:document-meta>
</file>